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2.59cm" style:use-optimal-column-width="false"/>
    </style:style>
    <style:style style:name="co2" style:family="table-column">
      <style:table-column-properties style:column-width="52.37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4.959cm" svg:height="152.72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دل ٹھکانہ میرے حسینؑ کا ہے<text:line-break/>یہ خزانہ میرے حسینؑ کا ہے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2">کوئی پوچھے یہ دور کس کا ہے<text:line-break/>تم بتانا، میرے حسینؑ کا ہے</text:p>
              </table:table-cell>
              <table:table-cell>
                <text:p text:style-name="P2">تم جسے آسمان سمجھتے ہو<text:line-break/>شامیانہ میرے حسینؑ کا ہے</text:p>
              </table:table-cell>
            </table:table-row>
            <table:table-row table:style-name="ro1" table:default-cell-style-name="ce3">
              <table:table-cell>
                <text:p text:style-name="P2">یہ جو کعبہ ہے، تم نہ سمجھو گے<text:line-break/>گھر پرانا میرے حسینؑ کا ہے</text:p>
              </table:table-cell>
              <table:table-cell>
                <text:p text:style-name="P2">جس کے سائے میں کائنات بنی<text:line-break/>ایسا نانا میرے حسینؑ کا ہے</text:p>
              </table:table-cell>
            </table:table-row>
            <table:table-row table:style-name="ro1" table:default-cell-style-name="ce3">
              <table:table-cell>
                <text:p text:style-name="P2">جس جگہ حُر بنائے جاتے ہیں<text:line-break/>کارخانہ میرے حسینؑ کا ہے</text:p>
              </table:table-cell>
              <table:table-cell>
                <text:p text:style-name="P2">آنا فرشِ عزا پہ بے پردہ<text:line-break/>دل دکھانا میرے حسینؑ کا ہے</text:p>
              </table:table-cell>
            </table:table-row>
            <table:table-row table:style-name="ro1" table:default-cell-style-name="ce3">
              <table:table-cell>
                <text:p text:style-name="P2">ماتمی جب کوئی نظر آئے<text:line-break/>مان جانا میرے حسینؑ کا ہے</text:p>
              </table:table-cell>
              <table:table-cell>
                <text:p text:style-name="P2">ہو اگر منکرِ نماز کوئی<text:line-break/>بھول جانا میرے حسینؑ کا ہے</text:p>
              </table:table-cell>
            </table:table-row>
            <table:table-row table:style-name="ro1" table:default-cell-style-name="ce3">
              <table:table-cell>
                <text:p text:style-name="P2">اُگ رہا ہے جو بعدِ کرب و بلا<text:line-break/>وہ دانہ دانہ میرے حسینؑ کا ہے</text:p>
              </table:table-cell>
              <table:table-cell>
                <text:p text:style-name="P2">مارے اک صبر سے ہزار عدو<text:line-break/>کیا نشانہ میرے حسینؑ کا ہے</text:p>
              </table:table-cell>
            </table:table-row>
            <table:table-row table:style-name="ro1" table:default-cell-style-name="ce3">
              <table:table-cell>
                <text:p text:style-name="P2">کاش کہنے لگیں یہ لوگ مجھے<text:line-break/>تو دیوانہ میرے حسینؑ کا ہے</text:p>
              </table:table-cell>
              <table:table-cell>
                <text:p text:style-name="P2">دینے والی ہے ذات اللہ کی<text:line-break/>پر دلانا میرے حسینؑ کا ہے</text:p>
              </table:table-cell>
            </table:table-row>
            <table:table-row table:style-name="ro1" table:default-cell-style-name="ce3">
              <table:table-cell>
                <text:p text:style-name="P2">مجھ میں ریحان یہ شعور جو ہے<text:line-break/>شاعرانہ میرے حسینؑ کا ہے</text:p>
              </table:table-cell>
              <table:table-cell>
                <text:p text:style-name="P2">یہ جہاں کیا ہے دونوں عالم میں<text:line-break/>آنا جانا میرے حسینؑ کا ہے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04.953cm" fo:page-height="152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20:10:20.164411700</meta:creation-date>
    <dc:date>2026-01-21T20:12:14.365292100</dc:date>
    <meta:editing-duration>PT1M54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